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Calibri" fo:font-size="14.0pt"/>
    </style:style>
    <style:style style:name="TableColumn1" style:family="table-column">
      <style:table-column-properties style:column-width="3.4625in" style:rel-column-width="32767*"/>
    </style:style>
  </office:automatic-styles>
  <office:body>
    <office:text>
      <text:p text:style-name="P1">OS: osx</text:p>
      <text:p text:style-name="P1">IDE: Eclipse</text:p>
      <text:p text:style-name="P1">######################</text:p>
      <text:p text:style-name="P1">Running program</text:p>
      <text:p text:style-name="P1">######################</text:p>
      <text:p text:style-name="P1"/>
      <text:p text:style-name="P1">1. Open project in Eclipse</text:p>
      <text:p text:style-name="P1">2. Make sure that input data is placed in data folder</text:p>
      <text:p text:style-name="P1">3. Run Sale Tax Application</text:p>
      <text:p text:style-name="P1">4. User needs to type input file name in console</text:p>
      <text:p text:style-name="P1">5. Output file will be printed in the same folder.</text:p>
      <text:p text:style-name="P1"/>
      <text:p text:style-name="P1">########################</text:p>
      <text:p text:style-name="P1">Design concept</text:p>
      <text:p text:style-name="P1">########################</text:p>
      <text:p text:style-name="P1"/>
      <text:p text:style-name="P1">In Deign phase, I use some technologies to analyze. My analysis can be found in Document folder.</text:p>
      <text:p text:style-name="P1"/>
      <text:p text:style-name="P1">1. Use Case: Actor is only one user. There are two models that interact with user.</text:p>
      <text:p text:style-name="P1"><text:s text:c="22"/>One model is taking order from user. The other is printing receipt to user.</text:p>
      <text:p text:style-name="P1"/>
      <text:p text:style-name="P1">2. <text:s/>Domain Model: As shown in folder, Purchase is a centered model that create Order which contains a list of items and print Receipt once tax is calculated. Item is classified into three sale rate types, which are basic sale tax type, exempt, and imported. Strategy <text:s/>that calculates tax is based on sale rate types. Since imported tax is tax that added into either basic sale tax or exempt tax, decorate pattern is a ideal pattern for calculation. Decorate pattern gives flexibility that additional tax is able to be added in run time.</text:p>
      <text:p text:style-name="P1"/>
      <text:p text:style-name="P1">After analyzing, I decide to use idea of Model-View-Controller to impanelment this project. </text:p>
      <text:p text:style-name="P1">I also use some design patterns Those include Factory method, Singleton, and Lazy initialization for creating object and include Decorator patterns. Object Oriented technology is used to make sure that components in project is re-usable. While I was implementing , I use Test-Driven Development. Junit4 and Mockito are framework used for unit testing. Commons-lang3-3.3.2. jar is used.</text:p>
      <text:p text:style-name="P1"/>
      <text:p text:style-name="P1">SaleTaxController.java file is the file that contains two services. One service called “ReadFileToShoppingBasketService.java” is to read data from view and save into modal. The other service called “WriteFileFromShoppingBasketsService” is to provide sale tax calculation based on read item and print calculated item back to view. View is not like webpage or window in this project. Data is read from file. So, I create a utility class called “FileUtility.java” to help reading data from file. Since a line in file represent <text:s/>an item, functionality <text:s/>of “FileUtily.java” is to create an item in application by reading each line. “ConcrateItemFactory.java” <text:s/>is used to create concrete item. In addition, since user will buy more then one item in a purchase, I create “ShoppingBaskets.java” to hold a list of items in a purchase. Shopping baskets allows user to iterate over list of stored items. In “WriteFileFromShoppingBasketsService.java” file, SaleTaxCalcultorService <text:s/>is used to calculate sale tax based on Tax rate Type. Once sale tax is calculated, calculated price, total sale tax, and total cost will be printed in output file.</text:p>
      <text:p text:style-name="P1"><text:s text:c="8"/>In model, Interface item is defined as basic class. To use item, “ConcreteItem” is implemented from item interface. Based on requiremnt, <text:s/>name, price, taxRateType and quantity are properties that used in this application. To able to compare with two items and use item in hash-based collection, I overide equals and hashCode function. In this project, there are only three types of sale rate. In order of future usage, sale rate of different types is defined as enum in “TaxRateType.java” file. Once new type of sale rate is know or sale rate varies over time, user only needs to update “TaxRateType.java” file.</text:p>
      <text:p text:style-name="P1"><text:s text:c="9"/>In “ConcrateItemFactory.java” file, exempt sale tax will be determined based on name description. For example, book will be considered as exempt sale tax instead of basic sale tax if name description has “book”. So, exempt item will be defined in “ConcrateItemFactory.java”file before real object is created.</text:p>
      <text:p text:style-name="P1"><text:s text:c="8"/>At the end, “SaleApplication.java” file is created with main function. In main function, user can select different oder by inputing file name. </text:p>
      <text:p text:style-name="P1"/>
      <text:p text:style-name="P1">Note that result in output 2 and output 3 file are different with requirement. I found that Rounding Mode in “TaxWithRounding” cause iss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office:meta>
</office:document-meta>
</file>